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2c863"/>
    </style:style>
    <style:style style:name="P3" style:family="paragraph" style:parent-style-name="Standard">
      <style:paragraph-properties fo:text-align="end" style:justify-single-word="false"/>
    </style:style>
    <style:style style:name="P4" style:family="paragraph" style:parent-style-name="Standard">
      <style:text-properties style:font-name="Arial" fo:font-size="11pt" style:font-size-asian="11pt" style:font-name-complex="Arial" style:font-size-complex="11pt"/>
    </style:style>
    <style:style style:name="P5" style:family="paragraph" style:parent-style-name="Standard">
      <style:paragraph-properties fo:text-align="end" style:justify-single-word="false"/>
      <style:text-properties style:font-name="Arial" fo:font-size="11pt" fo:language="en" fo:country="GB" style:font-size-asian="11pt" style:font-name-complex="Arial" style:font-size-complex="11pt"/>
    </style:style>
    <style:style style:name="P6" style:family="paragraph" style:parent-style-name="Standard">
      <style:text-properties fo:color="#00283c" style:font-name="Arial" fo:font-size="11pt" fo:language="en" fo:country="GB" fo:font-weight="bold" fo:background-color="#ffffff" style:font-size-asian="11pt" style:font-weight-asian="bold" style:font-name-complex="Arial" style:font-size-complex="11pt" style:font-weight-complex="bold"/>
    </style:style>
    <style:style style:name="P7" style:family="paragraph" style:parent-style-name="Standard">
      <style:text-properties fo:color="#00283c" style:font-name="Arial" fo:font-size="11pt" fo:language="en" fo:country="GB" fo:background-color="#ffffff" style:font-size-asian="11pt" style:font-name-complex="Arial" style:font-size-complex="11pt" style:font-weight-complex="bold"/>
    </style:style>
    <style:style style:name="P8" style:family="paragraph" style:parent-style-name="Standard">
      <style:text-properties fo:color="#000000" style:font-name="Arial" fo:font-size="11pt" fo:language="en" fo:country="GB" fo:background-color="#ffffff" style:font-size-asian="11pt" style:font-name-complex="Arial" style:font-size-complex="11pt" style:font-weight-complex="bold"/>
    </style:style>
    <style:style style:name="P9" style:family="paragraph" style:parent-style-name="Standard">
      <style:text-properties fo:color="#000000" style:font-name="Arial" fo:font-size="11pt" fo:language="en" fo:country="GB" style:font-size-asian="11pt" style:font-name-complex="Arial" style:font-size-complex="11pt"/>
    </style:style>
    <style:style style:name="P10" style:family="paragraph" style:parent-style-name="Standard">
      <style:paragraph-properties fo:text-align="end" style:justify-single-word="false"/>
      <style:text-properties fo:color="#000000" style:font-name="Arial" fo:font-size="11pt" fo:language="en" fo:country="GB" style:font-size-asian="11pt" style:font-name-complex="Arial" style:font-size-complex="11pt"/>
    </style:style>
    <style:style style:name="P11" style:family="paragraph" style:parent-style-name="Standard">
      <style:paragraph-properties fo:text-align="justify" style:justify-single-word="false"/>
      <style:text-properties officeooo:rsid="0012c863" officeooo:paragraph-rsid="0012c863"/>
    </style:style>
    <style:style style:name="P12" style:family="paragraph" style:parent-style-name="Standard">
      <style:text-properties officeooo:paragraph-rsid="0012c863"/>
    </style:style>
    <style:style style:name="P13" style:family="paragraph" style:parent-style-name="Normal">
      <style:paragraph-properties fo:text-align="end" style:justify-single-word="false"/>
    </style:style>
    <style:style style:name="P14" style:family="paragraph" style:parent-style-name="Standard" style:master-page-name="MP0">
      <style:paragraph-properties fo:text-align="justify" style:justify-single-word="false" style:page-number="auto" fo:break-before="page"/>
    </style:style>
    <style:style style:name="P15" style:family="paragraph" style:parent-style-name="Standard">
      <style:paragraph-properties fo:text-align="end" style:justify-single-word="false"/>
      <style:text-properties officeooo:rsid="0012c863"/>
    </style:style>
    <style:style style:name="P16" style:family="paragraph" style:parent-style-name="Standard">
      <style:paragraph-properties fo:text-align="justify" style:justify-single-word="false"/>
      <style:text-properties officeooo:rsid="0012c863"/>
    </style:style>
    <style:style style:name="P17" style:family="paragraph" style:parent-style-name="Standard">
      <style:text-properties fo:color="#000000" style:font-name="Arial" fo:font-size="11pt" fo:language="en" fo:country="GB" officeooo:rsid="0012c863" fo:background-color="#ffffff" style:font-size-asian="11pt" style:font-name-complex="Arial" style:font-size-complex="11pt" style:font-weight-complex="bold"/>
    </style:style>
    <style:style style:name="P18" style:family="paragraph" style:parent-style-name="Standard">
      <style:text-properties officeooo:paragraph-rsid="0012c863"/>
    </style:style>
    <style:style style:name="T1" style:family="text">
      <style:text-properties fo:font-size="15pt" fo:font-weight="bold" officeooo:rsid="0012c863" style:font-size-asian="15pt" style:font-weight-asian="bold" style:font-size-complex="15pt"/>
    </style:style>
    <style:style style:name="T2" style:family="text">
      <style:text-properties style:font-name="Arial" fo:font-size="11pt" fo:language="en" fo:country="GB" style:font-size-asian="11pt" style:font-name-complex="Arial" style:font-size-complex="11pt"/>
    </style:style>
    <style:style style:name="T3" style:family="text">
      <style:text-properties style:text-position="super 64%" style:font-name="Arial" fo:font-size="11pt" fo:language="en" fo:country="GB" style:font-size-asian="11pt" style:font-name-complex="Arial" style:font-size-complex="11pt"/>
    </style:style>
    <style:style style:name="T4" style:family="text">
      <style:text-properties fo:color="#000000" style:font-name="Arial" fo:font-size="11pt" fo:language="en" fo:country="GB" fo:background-color="#ffffff" loext:char-shading-value="0" style:font-size-asian="11pt" style:font-name-complex="Arial" style:font-size-complex="11pt" style:font-weight-complex="bold"/>
    </style:style>
    <style:style style:name="T5" style:family="text">
      <style:text-properties fo:color="#000000" style:font-name="Arial" fo:font-size="11pt" fo:language="en" fo:country="GB" officeooo:rsid="0012c863" style:font-size-asian="11pt" style:font-name-complex="Arial" style:font-size-complex="11pt"/>
    </style:style>
    <style:style style:name="T6" style:family="text">
      <style:text-properties officeooo:rsid="0012c863"/>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draw:frame draw:style-name="fr1" draw:name="Zone de texte 2" text:anchor-type="paragraph" svg:x="12.949cm" svg:y="0.053cm" svg:width="4.491cm" style:rel-width="scale" svg:height="1.376cm" style:rel-height="scale" draw:z-index="0"><draw:text-box><text:p text:style-name="P3">+33 (0<text:span text:style-name="T6">)1 47 20 00 01</text:span></text:p><text:p text:style-name="P15">apicchoc@gmail.com</text:p><text:p text:style-name="P13"/></draw:text-box></draw:frame><text:span text:style-name="Police_20_par_20_défaut"><text:span text:style-name="T1">Pierre Dubouloz</text:span></text:span></text:p>
      <text:p text:style-name="P11">4, Privet Drive</text:p>
      <text:p text:style-name="P16">35170 Petit Whinging</text:p>
      <text:p text:style-name="P1">France</text:p>
      <text:p text:style-name="P4"/>
      <text:p text:style-name="P3"><text:span text:style-name="Police_20_par_20_défaut"><text:span text:style-name="T2">November 19</text:span></text:span><text:span text:style-name="Police_20_par_20_défaut"><text:span text:style-name="T3">th</text:span></text:span><text:span text:style-name="Police_20_par_20_défaut"><text:span text:style-name="T2">, 2017</text:span></text:span></text:p>
      <text:p text:style-name="P5"/>
      <text:p text:style-name="P6"/>
      <text:p text:style-name="P7"/>
      <text:p text:style-name="P17">Mrs, Mr</text:p>
      <text:p text:style-name="P8"/>
      <text:p text:style-name="P8">I am currently a graduate student at the National School for Statistics and Information Analysis (Ensai, Rennes, Engineering School) in the last year of a three-year program to obtain a Master of Science (MSc) in Statistics. Specialized in Statistics and Data Engineering, I desire to complete my 6-month End-of-Studies internship within your company between April and September 2018.</text:p>
      <text:p text:style-name="P8"/>
      <text:p text:style-name="P8">The opportunity to intern with <text:span text:style-name="T6">Blizzard</text:span> is especially noteworthy given that it would not only allow me to bring previously acquired knowledge and skills from my education at ENSAI and previous internships to your office, but such an internship would also allow me to discover the universe of your brand and a field about which I feel passionate.</text:p>
      <text:p text:style-name="P8"/>
      <text:p text:style-name="P8">I have been studying applied statistics for two years and I am now focusing on Data Engineering. That is to say, managing big amount of data with the most accurate new technologies. Thanks to this internship, I hope I will be able to apply my knowledge of software such as Hadoop or Spark and discover marketing statistical methods.</text:p>
      <text:p text:style-name="P8"/>
      <text:p text:style-name="P8">During my previous internships, I had the opportunity to use different software and languages to produce results and analysis. In <text:span text:style-name="T6">the INSERM Grenoble</text:span>, I used <text:span text:style-name="T6">a lot of different statistical methods, with a great use of many of the software that you require, like R, R Shiny, Stata</text:span>.</text:p>
      <text:p text:style-name="P8">As part of Ensai coursework, I have already used JAVA and SQL in order to implement <text:span text:style-name="T6">Pandemy</text:span> game <text:span text:style-name="T6">and a VOD platform, Netflix-like</text:span>. </text:p>
      <text:p text:style-name="P8"><text:s/></text:p>
      <text:p text:style-name="P8">Most of the time, my colleagues are saying that I’m determined and enthusiastic which are valuable assets in my job. Moreover, my friends are always saying that I’m confident and not afraid to discover new opportunities.</text:p>
      <text:p text:style-name="P8">Concerning the English level you ask, I spent one month in <text:span text:style-name="T6">England</text:span> as <text:span text:style-name="T6">camp counselor, and had many journeys to United Kingdom or United States of America</text:span>. Thanks to these experiences, I <text:span text:style-name="T6">hope my level to be satisfying</text:span>.</text:p>
      <text:p text:style-name="P8"/>
      <text:p text:style-name="P8">Enclosed is a copy of my resume, which provides you more details about my qualifications for the position.</text:p>
      <text:p text:style-name="P8"/>
      <text:p text:style-name="P8">Please contact me without hesitation if you have any questions regarding my qualiﬁcations or experience. I look forward to hearing from you and I gratefully thank you for your time and consideration of my candidature.</text:p>
      <text:p text:style-name="P8"/>
      <text:p text:style-name="Standard"><text:span text:style-name="Police_20_par_20_défaut"><text:span text:style-name="T4">Sincerely,</text:span></text:span></text:p>
      <text:p text:style-name="P9"/>
      <text:p text:style-name="P10"/>
      <text:p text:style-name="P12"><text:span text:style-name="Police_20_par_20_défaut"><text:span text:style-name="T5">Pierre Dubouloz</text:span></text:span></text:p>
      <text:p text:style-name="P12"><text:span text:style-name="Police_20_par_20_défaut"><text:span text:style-name="T5"/></text:span></text:p>
      <text:p text:style-name="P12"><text:span text:style-name="Police_20_par_20_défaut"><text:span text:style-name="T5"/></text:span></text:p>
      <text:p text:style-name="P12"><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meta:initial-creator>Franck</meta:initial-creator>
    <meta:creation-date>2016-11-19T10:55:00Z</meta:creation-date>
    <dc:date>2017-12-08T14:15:31.449938088</dc:date>
    <meta:editing-cycles>10</meta:editing-cycles>
    <meta:editing-duration>PT3H22M21S</meta:editing-duration>
    <meta:document-statistic meta:table-count="0" meta:image-count="0" meta:object-count="0" meta:page-count="1" meta:paragraph-count="20" meta:word-count="396" meta:character-count="2378" meta:non-whitespace-character-count="1999"/>
    <meta:template xlink:type="simple" xlink:actuate="onRequest" xlink:title="" xlink:href="Normal.dotm"/>
  </office:meta>
</office:document-meta>
</file>